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155888" officeooo:paragraph-rsid="0015588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color="#c9211e" loext:opacity="100%" fo:font-size="14pt" fo:language="zxx" fo:country="none" fo:font-weight="bold" officeooo:rsid="00155888" officeooo:paragraph-rsid="0015588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 style:list-style-name="L1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6" style:family="paragraph" style:parent-style-name="Standard" style:list-style-name="L3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 style:list-style-name="L3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color="#c9211e" loext:opacity="100%" fo:font-size="14pt" fo:language="zxx" fo:country="none" fo:font-weight="bold" officeooo:rsid="00155888" officeooo:paragraph-rsid="0017c5b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 style:list-style-name="L3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17c5bd"/>
    </style:style>
    <style:style style:name="T2" style:family="text">
      <style:text-properties officeooo:rsid="0019eb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6.07.2022 – Cumartesi </text:p>
      <text:p text:style-name="P1"/>
      <text:p text:style-name="P2">1- <text:s/>Model Tunning / Model Dogrulama yapildi. (Udemy/Vahit/Bolum 10/ Ders 267)</text:p>
      <text:p text:style-name="P1"/>
      <text:list xml:id="list2758473957" text:style-name="L1">
        <text:list-item>
          <text:p text:style-name="P4">Model Dogrulama = <text:s/>cros_val_score ile yapilir.</text:p>
        </text:list-item>
        <text:list-item>
          <text:p text:style-name="P4">Cv=10 <text:s/>veya cv= 5 secilir genelde.</text:p>
        </text:list-item>
        <text:list-item>
          <text:p text:style-name="P4">Test ve Train icnde uygulanir.</text:p>
        </text:list-item>
        <text:list-item>
          <text:p text:style-name="P4">Scoring = r2 veya neg_mean_squared_error (mse) ile yaplir</text:p>
        </text:list-item>
        <text:list-item>
          <text:p text:style-name="P4">np.sqrt ile sonunda mean() ile score ortalamasi gozukur</text:p>
        </text:list-item>
      </text:list>
      <text:p text:style-name="P1"/>
      <text:p text:style-name="P9">1<text:span text:style-name="T1">7</text:span>.07.2022 – <text:span text:style-name="T1">Pazar</text:span></text:p>
      <text:p text:style-name="P9"/>
      <text:p text:style-name="P10">1- <text:s/><text:span text:style-name="T1">PCR (Temel Bilesen Regresyonu, Principal Component Reg.)</text:span></text:p>
      <text:p text:style-name="P10">(Udemy/Vahit/Bolum 10/ Ders 26<text:span text:style-name="T1">8-69-70</text:span>)</text:p>
      <text:list xml:id="list1006133596" text:style-name="L3">
        <text:list-header>
          <text:p text:style-name="P11"/>
        </text:list-header>
        <text:list-item>
          <text:p text:style-name="P6">PCR Teori goruldu.</text:p>
        </text:list-item>
      </text:list>
      <text:p text:style-name="P7"><text:tab/><text:span text:style-name="T2">Cok Gozlemi az gozlem ile aciklamak islemi.(263 gozlem 19 gozlem ile ifade edildi)</text:span></text:p>
      <text:list xml:id="list233504100725492" text:continue-numbering="true" text:style-name="L3">
        <text:list-item>
          <text:p text:style-name="P6">PCR kodlari yazildi</text:p>
        </text:list-item>
        <text:list-item>
          <text:p text:style-name="P6">Hitters csv file yuklendi.</text:p>
        </text:list-item>
        <text:list-item>
          <text:p text:style-name="P6">Get dummies yapildi, dummy tuzaguna dusmemek icin drop yapildi</text:p>
        </text:list-item>
        <text:list-item>
          <text:p text:style-name="P6">Bagimsiz degiskenler olusturuldu. (concat islemi yapildi)</text:p>
        </text:list-item>
        <text:list-item>
          <text:p text:style-name="P6">Bagilmli degisken (salary) olustruldu</text:p>
        </text:list-item>
        <text:list-item>
          <text:p text:style-name="P6">X_train , y_train yapildi.</text:p>
        </text:list-item>
        <text:list-item>
          <text:p text:style-name="P6">X_reduced_train olusturudu = X_train scale edildi (olceklendirme yapildi)</text:p>
        </text:list-item>
        <text:list-item>
          <text:p text:style-name="P8">En onemli yer PCR icin LinearReg. Kuruldu</text:p>
          <text:p text:style-name="P8">lm = LinearRegression()</text:p>
          <text:p text:style-name="P8">pcr_model = lm.fit(X_reduced_train, y_train)</text:p>
        </text:list-item>
        <text:list-item>
          <text:p text:style-name="P8">PCR Tahmin Yapildi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7T07:05:23.109355920</meta:creation-date>
    <meta:generator>LibreOffice/7.2.2.2$MacOSX_X86_64 LibreOffice_project/02b2acce88a210515b4a5bb2e46cbfb63fe97d56</meta:generator>
    <dc:date>2022-07-18T23:35:01.670139523</dc:date>
    <meta:editing-duration>P1DT16H24M22S</meta:editing-duration>
    <meta:editing-cycles>6</meta:editing-cycles>
    <meta:document-statistic meta:table-count="0" meta:image-count="0" meta:object-count="0" meta:page-count="1" meta:paragraph-count="23" meta:word-count="146" meta:character-count="992" meta:non-whitespace-character-count="876"/>
  </office:meta>
</office:document-meta>
</file>